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26.561cm" fo:margin-left="-1.065cm" fo:margin-top="0cm" fo:margin-bottom="0cm" style:page-number="auto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8.504cm"/>
    </style:style>
    <style:style style:name="Tableau1.C" style:family="table-column">
      <style:table-column-properties style:column-width="2.773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437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3" style:family="table-row">
      <style:table-row-properties style:min-row-height="1.632cm" fo:keep-together="auto"/>
    </style:style>
    <style:style style:name="Tableau1.4" style:family="table-row">
      <style:table-row-properties style:min-row-height="1.988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19ccb3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Ubuntu Mono" fo:font-size="11pt" officeooo:rsid="00389e51" officeooo:paragraph-rsid="00389e5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Ubuntu Mono" officeooo:rsid="003be41f" officeooo:paragraph-rsid="003be41f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Ubuntu Mono" fo:font-size="11pt" fo:font-weight="bold" officeooo:paragraph-rsid="0026717b" style:font-size-asian="11pt" style:font-weight-asian="bold" style:font-name-complex="Arial1" style:font-size-complex="11pt"/>
    </style:style>
    <style:style style:name="P5" style:family="paragraph" style:parent-style-name="Standard">
      <style:text-properties officeooo:paragraph-rsid="0026717b"/>
    </style:style>
    <style:style style:name="P6" style:family="paragraph" style:parent-style-name="Standard">
      <style:text-properties style:font-name="Ubuntu Mono" fo:font-size="11pt" officeooo:paragraph-rsid="0026717b" style:font-size-asian="11pt" style:font-name-complex="Arial1" style:font-size-complex="11pt"/>
    </style:style>
    <style:style style:name="P7" style:family="paragraph" style:parent-style-name="Standard">
      <style:text-properties style:font-name="Ubuntu Mono" officeooo:paragraph-rsid="0026717b"/>
    </style:style>
    <style:style style:name="P8" style:family="paragraph" style:parent-style-name="Standard">
      <style:text-properties style:font-name="Ubuntu Mono" officeooo:rsid="003a1391" officeooo:paragraph-rsid="003a1391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Ubuntu Mono" fo:font-size="11pt" officeooo:paragraph-rsid="00341a0a" style:font-size-asian="11pt" style:font-size-complex="11pt"/>
    </style:style>
    <style:style style:name="P10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Ubuntu Mono" officeooo:paragraph-rsid="003802d2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Ubuntu Mono" officeooo:rsid="00363d65" officeooo:paragraph-rsid="003755d9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Ubuntu Mono" officeooo:rsid="003f4742" officeooo:paragraph-rsid="003f4742"/>
    </style:style>
    <style:style style:name="P1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Ubuntu Mono" fo:font-size="11pt" fo:font-weight="bold" officeooo:paragraph-rsid="0026717b" style:font-size-asian="11pt" style:font-weight-asian="bold" style:font-name-complex="Arial1" style:font-size-complex="11pt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Ubuntu Mono" officeooo:paragraph-rsid="0026717b"/>
    </style:style>
    <style:style style:name="P15" style:family="paragraph" style:parent-style-name="Standard" style:list-style-name="WWNum21">
      <style:paragraph-properties fo:margin-left="0.501cm" fo:margin-right="0cm" fo:margin-top="0cm" fo:margin-bottom="0.282cm" style:contextual-spacing="true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ff0000" loext:opacity="100%" style:font-name="Ubuntu Mono" fo:font-size="11pt" officeooo:paragraph-rsid="00341a0a" style:font-size-asian="11pt" style:font-size-complex="11pt"/>
    </style:style>
    <style:style style:name="P16" style:family="paragraph" style:parent-style-name="Standard" style:list-style-name="WWNum21">
      <style:paragraph-properties fo:margin-left="0.501cm" fo:margin-right="0cm" fo:margin-top="0cm" fo:margin-bottom="0.282cm" style:contextual-spacing="true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Ubuntu Mono" fo:font-size="11pt" officeooo:paragraph-rsid="00341a0a" style:font-size-asian="11pt" style:font-size-complex="11pt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Ubuntu Mono" officeooo:rsid="003755d9" officeooo:paragraph-rsid="003755d9"/>
    </style:style>
    <style:style style:name="P18" style:family="paragraph" style:parent-style-name="Standard">
      <style:paragraph-properties fo:margin-left="0cm" fo:margin-right="-0.806cm" fo:text-indent="0cm" style:auto-text-indent="false"/>
      <style:text-properties style:font-name="Ubuntu Mono" officeooo:rsid="003be41f" officeooo:paragraph-rsid="003be41f"/>
    </style:style>
    <style:style style:name="T1" style:family="text">
      <style:text-properties officeooo:rsid="00196ed6"/>
    </style:style>
    <style:style style:name="T2" style:family="text">
      <style:text-properties officeooo:rsid="002ecd00"/>
    </style:style>
    <style:style style:name="T3" style:family="text">
      <style:text-properties officeooo:rsid="0019ccb3"/>
    </style:style>
    <style:style style:name="T4" style:family="text">
      <style:text-properties officeooo:rsid="0033dc61"/>
    </style:style>
    <style:style style:name="T5" style:family="text">
      <style:text-properties fo:color="#ffffff" loext:opacity="100%" fo:font-size="11pt" fo:font-weight="bold" style:font-size-asian="11pt" style:font-weight-asian="bold" style:font-name-complex="Arial1" style:font-size-complex="11pt"/>
    </style:style>
    <style:style style:name="T6" style:family="text">
      <style:text-properties fo:color="#ffffff" loext:opacity="100%" fo:font-size="11pt" fo:font-weight="bold" officeooo:rsid="0030afd3" style:font-size-asian="11pt" style:font-weight-asian="bold" style:font-name-complex="Arial1" style:font-size-complex="11pt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style:text-underline-style="solid" style:text-underline-width="auto" style:text-underline-color="font-color"/>
    </style:style>
    <style:style style:name="T9" style:family="text">
      <style:text-properties fo:color="#ff0000" loext:opacity="100%" style:text-underline-style="solid" style:text-underline-width="auto" style:text-underline-color="font-color" fo:font-weight="bold" style:font-weight-asian="bold"/>
    </style:style>
    <style:style style:name="T10" style:family="text">
      <style:text-properties fo:color="#ff0000" loext:opacity="100%" style:text-underline-style="solid" style:text-underline-width="auto" style:text-underline-color="font-color" officeooo:rsid="0034abe7" style:font-name-complex="Arial1"/>
    </style:style>
    <style:style style:name="T11" style:family="text">
      <style:text-properties fo:color="#ff0000" loext:opacity="100%" style:text-underline-style="none" fo:font-weight="bold" style:font-weight-asian="bold"/>
    </style:style>
    <style:style style:name="T12" style:family="text">
      <style:text-properties fo:color="#ff0000" loext:opacity="100%" officeooo:rsid="00341a0a"/>
    </style:style>
    <style:style style:name="T13" style:family="text">
      <style:text-properties fo:color="#ff0000" loext:opacity="100%" style:font-name-complex="Arial1"/>
    </style:style>
    <style:style style:name="T14" style:family="text">
      <style:text-properties fo:color="#ff0000" loext:opacity="100%" officeooo:rsid="0034abe7" style:font-name-complex="Arial1"/>
    </style:style>
    <style:style style:name="T15" style:family="text">
      <style:text-properties officeooo:rsid="0035e9e2"/>
    </style:style>
    <style:style style:name="T16" style:family="text">
      <style:text-properties fo:font-size="11pt" officeooo:rsid="0033a118" style:font-size-asian="11pt" style:font-name-complex="Arial1" style:font-size-complex="11pt"/>
    </style:style>
    <style:style style:name="T17" style:family="text">
      <style:text-properties fo:font-size="11pt" officeooo:rsid="0035f717" style:font-size-asian="11pt" style:font-name-complex="Arial1" style:font-size-complex="11pt"/>
    </style:style>
    <style:style style:name="T18" style:family="text">
      <style:text-properties fo:font-size="11pt" fo:font-weight="bold" style:font-size-asian="11pt" style:font-weight-asian="bold" style:font-name-complex="Arial1" style:font-size-complex="11pt" style:font-weight-complex="bold"/>
    </style:style>
    <style:style style:name="T19" style:family="text">
      <style:text-properties fo:font-size="12pt" officeooo:rsid="0035f717" style:font-size-asian="12pt" style:font-name-complex="Arial1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officeooo:rsid="0034abe7" style:font-name-complex="Arial1"/>
    </style:style>
    <style:style style:name="T22" style:family="text">
      <style:text-properties officeooo:rsid="0035aea0" style:font-name-complex="Arial1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font-weight="bold" style:font-weight-asian="bold"/>
    </style:style>
    <style:style style:name="T25" style:family="text">
      <style:text-properties officeooo:rsid="003755d9"/>
    </style:style>
    <style:style style:name="T26" style:family="text">
      <style:text-properties officeooo:rsid="0040ea0b"/>
    </style:style>
    <style:style style:name="T27" style:family="text">
      <style:text-properties officeooo:rsid="004247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5">Séance </text:span><text:span text:style-name="T6">7</text:span><text:span text:style-name="T5"> : </text:span><text:span text:style-name="T18">Fiche de préparation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3">Déroulement</text:p>
          </table:table-cell>
          <table:table-cell table:style-name="Tableau1.A2" office:value-type="string">
            <text:p text:style-name="P4">Matériel</text:p>
          </table:table-cell>
          <table:table-cell table:style-name="Tableau1.A2" office:value-type="string">
            <text:p text:style-name="P4">Temps</text:p>
          </table:table-cell>
        </table:table-row>
        <table:table-row table:style-name="Tableau1.3">
          <table:table-cell table:style-name="Tableau1.A2" office:value-type="string">
            <text:p text:style-name="P10"><text:span text:style-name="T16">Activité 2 : le sens du courant </text:span><text:span text:style-name="T17">+ trace de cours : </text:span><text:span text:style-name="T19">Le courant circule de la borne positive "+" à la borne négative "-" à l'extérieur du générateur. </text:span><text:span text:style-name="T20">Le sens du courant n'a pas d'effet sur le fonctionnement de la lampe, de l'interrupteur, des fils de connexion. Le sens du courant a un effet sur le fonctionnement du moteur (change son sens de rotation), des diodes (le courant passe ou pas).</text:span>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2">15min</text:p>
          </table:table-cell>
        </table:table-row>
        <table:table-row table:style-name="Tableau1.4">
          <table:table-cell table:style-name="Tableau1.A4" office:value-type="string">
            <text:p text:style-name="P9"><text:span text:style-name="T21">Activité 3:l</text:span><text:span text:style-name="T22">e court circuit </text:span><text:span text:style-name="T23">Trace écrite du cours</text:span><text:span text:style-name="T24"> :</text:span></text:p>
            <text:list xml:id="list557601222" text:style-name="WWNum21">
              <text:list-item>
                <text:p text:style-name="P15">On court-circuite un dipôle en reliant ses 2 bornes avec un fil de connexion ou un matériau conducteur.</text:p>
              </text:list-item>
              <text:list-item>
                <text:p text:style-name="P15">Un court-circuit est dangereux, il <text:span text:style-name="T15">entraîne</text:span> une surchauffe et peut déclencher un incendie.</text:p>
              </text:list-item>
              <text:list-item>
                <text:p text:style-name="P16"><text:span text:style-name="T9">Définitions :</text:span><text:span text:style-name="T11"> </text:span><text:span text:style-name="T8">Électrisation</text:span><text:span text:style-name="T7"> : c'est le passage d'un courant électrique dans le corps qui génère des blessures. </text:span><text:span text:style-name="T12">=&gt; </text:span><text:span text:style-name="T10">Électrocution</text:span><text:span text:style-name="T14"> : c'est le passage d'un courant électrique dans le corps qui génère la mort.</text:span></text:p>
              </text:list-item>
            </text:list>
          </table:table-cell>
          <table:table-cell table:style-name="Tableau1.A4" office:value-type="string">
            <text:p text:style-name="P7"/>
          </table:table-cell>
          <table:table-cell table:style-name="Tableau1.A4" office:value-type="string">
            <text:p text:style-name="P3">45min</text:p>
          </table:table-cell>
        </table:table-row>
        <table:table-row table:style-name="Tableau1.4">
          <table:table-cell table:style-name="Tableau1.A4" office:value-type="string">
            <text:p text:style-name="P17">Chapitre3 : un circuit pas si complexe :</text:p>
            <text:p text:style-name="P12"><text:span text:style-name="T26">DÉMARCHE</text:span> <text:span text:style-name="T27">D’INVESTIGATION</text:span></text:p>
            <text:p text:style-name="P11">Activité 1 <text:span text:style-name="T25">série et dérivation</text:span></text:p>
          </table:table-cell>
          <table:table-cell table:style-name="Tableau1.A4" office:value-type="string">
            <text:p text:style-name="P8">2 lampes</text:p>
            <text:p text:style-name="P8">1 piles</text:p>
            <text:p text:style-name="P8">4 fils</text:p>
            <text:p text:style-name="P8">1 interrupteurs /groupe</text:p>
          </table:table-cell>
          <table:table-cell table:style-name="Tableau1.A4" office:value-type="string">
            <text:p text:style-name="P3">1h3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pip" style:family="paragraph" style:parent-style-name="Standard" style:default-outline-level="">
      <style:paragraph-properties fo:margin-top="0.494cm" fo:margin-bottom="0.494cm" style:contextual-spacing="false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401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7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4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11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8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5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21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9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6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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7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19ccb3"/>
    </style:style>
    <style:style style:name="MT1" style:family="text">
      <style:text-properties officeooo:rsid="00196ed6"/>
    </style:style>
    <style:style style:name="MT2" style:family="text">
      <style:text-properties officeooo:rsid="002ecd00"/>
    </style:style>
    <style:style style:name="MT3" style:family="text">
      <style:text-properties officeooo:rsid="0019ccb3"/>
    </style:style>
    <style:style style:name="MT4" style:family="text">
      <style:text-properties officeooo:rsid="0033dc61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éance</text:span><text:span text:style-name="MT2">7</text:span><text:span text:style-name="MT3"> </text:span><text:span text:style-name="MT2">5</text:span><text:span text:style-name="MT3">ème </text:span><text:span text:style-name="MT4">vendredi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0-28T16:24:39.884827544</dc:date>
    <meta:editing-duration>PT2H30M57S</meta:editing-duration>
    <meta:editing-cycles>40</meta:editing-cycles>
    <meta:document-statistic meta:table-count="1" meta:image-count="0" meta:object-count="0" meta:page-count="1" meta:paragraph-count="20" meta:word-count="187" meta:character-count="1069" meta:non-whitespace-character-count="905"/>
  </office:meta>
</office:document-meta>
</file>